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left="0cm" fo:margin-right="0cm" fo:text-indent="0cm" style:auto-text-indent="false"/>
    </style:style>
    <style:style style:name="P6" style:family="paragraph" style:parent-style-name="Text_20_body_20_indent">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Heading_20_1">
      <style:paragraph-properties fo:margin-left="0cm" fo:margin-right="0cm" fo:text-indent="0cm" style:auto-text-indent="false"/>
    </style:style>
    <style:style style:name="P9" style:family="paragraph" style:parent-style-name="Text_20_body" style:list-style-name="L4">
      <style:paragraph-properties fo:margin-left="0cm" fo:margin-right="0cm" fo:text-indent="0cm" style:auto-text-indent="false"/>
    </style:style>
    <style:style style:name="P10" style:family="paragraph" style:parent-style-name="Preformatted_20_Text">
      <style:paragraph-properties fo:margin-left="0cm" fo:margin-right="0cm" fo:text-indent="0cm" style:auto-text-indent="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XwikiNaming</text:p>
      <text:p text:style-name="P2">GradSoft Ltd. <text:a xlink:type="simple" xlink:href="http://www.gradsoft.ua/">http://www.gradsoft.ua</text:a></text:p>
      <text:p text:style-name="P2">Ruslan Shevchenko</text:p>
      <text:h text:style-name="Heading_20_1" text:outline-level="1">Introduction</text:h>
      <text:p text:style-name="Text_20_body"><text:s text:c="2"/>XwikiNaming <text:s/>is <text:a xlink:type="simple" xlink:href="http://www.xwiki.org/">xwiki</text:a> plugin <text:s/>which integrate xwiki with external naming system (usually supplied by J2EE application container). <text:s/>In addition, xwikinaming can be used with integration of xwiki with <text:a xlink:type="simple" xlink:href="http://www.springframework.org/">spring IOC framework</text:a>, by providing jndi api to access spring internal <text:s/>name system and special JNDI provider, which search at first in <text:s/>IOC container, than in default JNDI.</text:p>
      <text:p text:style-name="Text_20_body"><text:s text:c="3"/>So, with this plugin it is it is easy call <text:s/>J2EE or spring beans from xwiki pages with help of groovy or velocity templates.</text:p>
      <text:h text:style-name="Heading_20_1" text:outline-level="1">Download</text:h>
      <text:p text:style-name="Text_20_body"><text:s text:c="2"/>You can download project artifacts from <text:a xlink:type="simple" xlink:href="http://code.google.com/p/xwikinaming/downloads/list">google project space</text:a>:</text:p>
      <text:list text:style-name="L1">
        <text:list-item>
          <text:p text:style-name="P3">xwiki-plugin-naming-1.x.jar</text:p>
        </text:list-item>
        <text:list-item>
          <text:p text:style-name="P3">xwiki-plugin-naming-1.x-src.tar.gz</text:p>
        </text:list-item>
      </text:list>
      <text:p text:style-name="Text_20_body">License is GPL-v3. <text:s/></text:p>
      <text:h text:style-name="Heading_20_1" text:outline-level="1">Installation</text:h>
      <text:list text:style-name="L2">
        <text:list-item>
          <text:p text:style-name="P4">add <text:s/>xwiknaming-&lt;version&gt;.jar <text:s/>to <text:s/>&lt;xwiki-root&gt;/WEB-INF/lib</text:p>
        </text:list-item>
        <text:list-item>
          <text:p text:style-name="P4">if you use spring: </text:p>
          <text:list>
            <text:list-item>
              <text:p text:style-name="P4">add also <text:s/>spring-2.5.3.jar, xbean-spring-common-2.8.jar and xbean-spring-3.3.jar (along with you beans) <text:s/>to <text:s/>&lt;xwiki-root&gt;/WEB-INF/lib</text:p>
            </text:list-item>
            <text:list-item>
              <text:p text:style-name="P4">package spring xml configuration as spring.xml with you spring beans or put one directly to &lt;xwiki-root&gt;/webapps/classes/spring.xml <text:s/>(name of file can be changed). Bean with id <text:span text:style-name="T1">jndi</text:span> and type <text:span text:style-name="T1">org.apache.xbean.spring.jndi.DefaultContext</text:span> must be defined in spring configuration, for example:</text:p>
            </text:list-item>
          </text:list>
        </text:list-item>
      </text:list>
      <text:p text:style-name="Preformatted_20_Text">&lt;?xml version="1.0" encoding="UTF-8" ?&gt;</text:p>
      <text:p text:style-name="Preformatted_20_Text">&lt;!DOCTYPE beans PUBLIC "-//SPRING//DTD BEAN//EN"</text:p>
      <text:p text:style-name="Preformatted_20_Text"><text:s text:c="16"/>"http://www.springframework.org/dtd/spring-beans.dtd"&gt;</text:p>
      <text:p text:style-name="Preformatted_20_Text">&lt;beans&gt;</text:p>
      <text:p text:style-name="Preformatted_20_Text"><text:s/>&lt;bean id="jndi" class="org.apache.xbean.spring.jndi.DefaultContext"&gt;</text:p>
      <text:p text:style-name="Preformatted_20_Text"><text:s text:c="2"/>&lt;property name="entries"&gt;</text:p>
      <text:p text:style-name="Preformatted_20_Text"><text:s text:c="3"/>&lt;map&gt;</text:p>
      <text:p text:style-name="Preformatted_20_Text"><text:s text:c="4"/>&lt;entry key="my-bean"&gt;</text:p>
      <text:p text:style-name="Preformatted_20_Text"><text:s text:c="5"/>&lt;bean id="UsedBean" class="ua.gradsoft.xwikinamingtest.spring1.UsedBean"&gt;</text:p>
      <text:p text:style-name="Preformatted_20_Text"><text:s text:c="5"/>&lt;/bean&gt;</text:p>
      <text:p text:style-name="Preformatted_20_Text"><text:s text:c="4"/>&lt;/entry&gt;</text:p>
      <text:p text:style-name="Preformatted_20_Text"><text:s text:c="3"/>&lt;/map&gt;</text:p>
      <text:p text:style-name="Preformatted_20_Text"><text:s text:c="2"/>&lt;/property&gt;</text:p>
      <text:p text:style-name="Preformatted_20_Text"><text:s/>&lt;/bean&gt;</text:p>
      <text:p text:style-name="Preformatted_20_Text">&lt;/beans&gt;</text:p>
      <text:list text:style-name="L2" text:continue-numbering="true">
        <text:list-item>
          <text:p text:style-name="P5">add <text:s/>xwikinaming-&lt;version&gt;.jar <text:s/>to list of plugins in xwiki.cfg</text:p>
        </text:list-item>
        <text:list-item>
          <text:p text:style-name="P5">If you plan <text:s/>to use combination of spring and jndi than add <text:s/>to xwiki.cfg next variables:</text:p>
        </text:list-item>
      </text:list>
      <text:p text:style-name="Preformatted_20_Text">xwikinaming.chain=1</text:p>
      <text:p text:style-name="Preformatted_20_Text">xwikinaming.chain.first=spring</text:p>
      <text:p text:style-name="Preformatted_20_Text">xwikinaming.chain.second=default</text:p>
      <text:p text:style-name="Preformatted_20_Text"/>
      <text:p text:style-name="Text_20_body_20_indent">in this case xwikinaming plugin will search for naming object at first in spring namespace, than in jndi. In addition you can set location of spring configuration and jndi options (see Detailed Configuration sections for details)</text:p>
      <text:h text:style-name="Heading_20_1" text:outline-level="1">Usage:</text:h>
      <text:p text:style-name="Text_20_body"><text:s text:c="5"/>Very simple: just use lookup method. <text:s/></text:p>
      <text:p text:style-name="Text_20_body">I.e. for <text:s/>velocity:</text:p>
      <text:p text:style-name="Preformatted_20_Text">#set ($mybean = <text:s/>$xwiki.naming.lookup('my-bean'))</text:p>
      <text:p text:style-name="Preformatted_20_Text">#if (“$!mybean” == “”)</text:p>
      <text:p text:style-name="Preformatted_20_Text"><text:s/>object mybean is not bound in JNDI</text:p>
      <text:p text:style-name="Preformatted_20_Text">#else</text:p>
      <text:p text:style-name="Preformatted_20_Text"><text:s/>#set ($result = $mybean.methodCall())</text:p>
      <text:p text:style-name="Preformatted_20_Text">#end</text:p>
      <text:p text:style-name="Text_20_body"/>
      <text:p text:style-name="P6">For <text:s/>groovy:</text:p>
      <text:p text:style-name="P6"/>
      <text:p text:style-name="Preformatted_20_Text">&lt;% mybean = xwiki.getPlugin(“naming”).lookup(“my-bean”); %&gt;</text:p>
      <text:p text:style-name="Preformatted_20_Text">&lt;% if (mybean==null) { %&gt;</text:p>
      <text:p text:style-name="Preformatted_20_Text"><text:bookmark-start text:name="DDE_LINK"/><text:s/>object mybean is not bound in JNDI</text:p>
      <text:p text:style-name="Preformatted_20_Text">&lt;% } else { %&gt;</text:p>
      <text:p text:style-name="Preformatted_20_Text"><text:bookmark-end text:name="DDE_LINK"/><text:s/>#set ($result = $mybean.methodCall())</text:p>
      <text:p text:style-name="Preformatted_20_Text">&lt;% } %&gt;</text:p>
      <text:p text:style-name="P7"/>
      <text:h text:style-name="P8" text:outline-level="1">Detailed Configuration</text:h>
      <text:p text:style-name="P7">In xwiki.cfg next variables can be set:</text:p>
      <text:list text:style-name="L4">
        <text:list-item>
          <text:p text:style-name="P9">xwikinaming.chain <text:s/>-- if <text:s/><text:span text:style-name="T1">1</text:span> <text:s/>then use chain jndi provider, where during lookup we at first look at first jndi provider, than on second. <text:s/>By default – 0.</text:p>
        </text:list-item>
        <text:list-item>
          <text:p text:style-name="P9">xwikinaming.chain.first <text:s/>-- type of first provider <text:bookmark-start text:name="DDE_LINK2"/>(<text:span text:style-name="T1">spring</text:span> or <text:s/><text:bookmark-start text:name="DDE_LINK1"/><text:span text:style-name="T1">default</text:span><text:bookmark-end text:name="DDE_LINK1"/>)<text:bookmark-end text:name="DDE_LINK2"/>. By default - <text:s/><text:span text:style-name="T1">default.</text:span></text:p>
        </text:list-item>
        <text:list-item>
          <text:p text:style-name="P9">xwikinaming.chain.first.properties -- <text:s/>if type of first provider in chain is not <text:span text:style-name="T1">spring</text:span> – name of <text:s/>file with jndi properties for first provider. <text:s/>When this parameter is set, than provider is initialized from properties file with appropriative name instead jndi.properties.</text:p>
        </text:list-item>
        <text:list-item>
          <text:p text:style-name="P9">xwikinaming.chain.second <text:s/>-- type of <text:s/>second provider in chain.</text:p>
        </text:list-item>
        <text:list-item>
          <text:p text:style-name="P9">xwikinaming.chain.second.properties -- <text:s/>name of file with jndi properties for second provider.</text:p>
        </text:list-item>
        <text:list-item>
          <text:p text:style-name="P9">xwikinaming.spring.config – if one of <text:s/>providers in chain is spring, than property hold location of <text:s/>spring xml configuration <text:s/>in classpath. <text:s/>spring.xml must contain jndi bean, <text:s/>in the same manner as specified in <text:s/><text:a xlink:type="simple" xlink:href="http://servicemix.apache.org/jndi-configuration.html">http://servicemix.apache.org/jndi-configuration.html</text:a></text:p>
          <text:p text:style-name="P9"/>
          <text:p text:style-name="P9"/>
        </text:list-item>
      </text:list>
      <text:p text:style-name="P7">In addtion, logging can be configured <text:s/>through log4j framework, so to enable debug </text:p>
      <text:p text:style-name="P7">add to xwiki log4j.properties next string:</text:p>
      <text:p text:style-name="Preformatted_20_Text">log4j.logger.ua.gradsoft.xwikinaming=debug</text:p>
      <text:p text:style-name="P10"/>
      <text:h text:style-name="P8" text:outline-level="1">Other issues</text:h>
      <text:p text:style-name="P7">You can call GradSoft for commercial support or request for enhancements. </text:p>
      <text:p text:style-name="P7">Our url is <text:a xlink:type="simple" xlink:href="http://www.gradsoft.ua/">http://www.gradsoft.ua</text:a></text:p>
      <text:p text:style-name="P7"/>
      <text:p text:style-name="P7"/>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Arial" fo:font-size="12pt" fo:language="en" fo:country="US" style:font-name-asian="DejaVu LGC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LGC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uslan Shevchenko</meta:initial-creator>
    <meta:creation-date>2008-04-15T15:34:30</meta:creation-date>
    <dc:creator>Ruslan Shevchenko</dc:creator>
    <dc:date>2008-05-06T18:50:09</dc:date>
    <dc:language>en-US</dc:language>
    <meta:editing-cycles>8</meta:editing-cycles>
    <meta:editing-duration>P1DT17H33M23S</meta:editing-duration>
    <meta:user-defined meta:name="Info 1"/>
    <meta:user-defined meta:name="Info 2"/>
    <meta:user-defined meta:name="Info 3"/>
    <meta:user-defined meta:name="Info 4"/>
    <meta:document-statistic meta:table-count="0" meta:image-count="0" meta:object-count="0" meta:page-count="3" meta:paragraph-count="68" meta:word-count="532" meta:character-count="3842"/>
  </office:meta>
</office:document-meta>
</file>